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91027" officeooo:paragraph-rsid="00191027"/>
    </style:style>
    <style:style style:name="P2" style:family="paragraph" style:parent-style-name="Preformatted_20_Text">
      <style:text-properties officeooo:rsid="00191027" officeooo:paragraph-rsid="00218330"/>
    </style:style>
    <style:style style:name="P3" style:family="paragraph" style:parent-style-name="Preformatted_20_Text">
      <style:text-properties officeooo:rsid="00191027" officeooo:paragraph-rsid="004c4ea1"/>
    </style:style>
    <style:style style:name="P4" style:family="paragraph" style:parent-style-name="Preformatted_20_Text">
      <style:text-properties fo:color="#cc0000" officeooo:rsid="00191027" officeooo:paragraph-rsid="00191027"/>
    </style:style>
    <style:style style:name="P5" style:family="paragraph" style:parent-style-name="Preformatted_20_Text">
      <style:text-properties officeooo:rsid="001cf734" officeooo:paragraph-rsid="001cf734"/>
    </style:style>
    <style:style style:name="P6" style:family="paragraph" style:parent-style-name="Preformatted_20_Text">
      <style:text-properties fo:font-size="14pt" fo:font-style="italic" fo:font-weight="bold" officeooo:rsid="00191027" officeooo:paragraph-rsid="00191027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Preformatted_20_Text">
      <style:text-properties fo:font-size="15pt" fo:font-style="italic" fo:font-weight="bold" officeooo:rsid="00191027" officeooo:paragraph-rsid="00191027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44922a" officeooo:paragraph-rsid="0044922a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Preformatted_20_Text">
      <style:text-properties officeooo:rsid="0026af06" officeooo:paragraph-rsid="0026af06"/>
    </style:style>
    <style:style style:name="P10" style:family="paragraph" style:parent-style-name="Preformatted_20_Text">
      <style:text-properties fo:font-size="12pt" fo:font-style="italic" fo:font-weight="bold" officeooo:rsid="00191027" officeooo:paragraph-rsid="00218330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Preformatted_20_Text">
      <style:text-properties fo:font-size="12pt" fo:font-style="italic" fo:font-weight="bold" officeooo:rsid="002e8517" officeooo:paragraph-rsid="002e8517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style:text-properties fo:font-size="12pt" fo:font-style="italic" fo:font-weight="bold" officeooo:rsid="0026f15e" officeooo:paragraph-rsid="00218330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text-properties officeooo:rsid="002cb3d9" officeooo:paragraph-rsid="002cb3d9"/>
    </style:style>
    <style:style style:name="P14" style:family="paragraph" style:parent-style-name="Preformatted_20_Text">
      <style:text-properties officeooo:rsid="002d977a" officeooo:paragraph-rsid="002d977a"/>
    </style:style>
    <style:style style:name="P15" style:family="paragraph" style:parent-style-name="Preformatted_20_Text">
      <style:paragraph-properties fo:break-before="page"/>
      <style:text-properties fo:font-size="15pt" fo:font-style="italic" fo:font-weight="bold" officeooo:rsid="00191027" officeooo:paragraph-rsid="00191027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Preformatted_20_Text" style:list-style-name="L1">
      <style:text-properties fo:font-size="15pt" fo:font-style="italic" fo:font-weight="bold" officeooo:rsid="001f87f8" officeooo:paragraph-rsid="001f87f8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Preformatted_20_Text">
      <style:text-properties fo:font-size="15pt" fo:font-style="italic" fo:font-weight="bold" officeooo:rsid="00191027" officeooo:paragraph-rsid="00191027" style:font-size-asian="15pt" style:font-style-asian="italic" style:font-weight-asian="bold" style:font-size-complex="15pt" style:font-style-complex="italic" style:font-weight-complex="bold"/>
    </style:style>
    <style:style style:name="P18" style:family="paragraph" style:parent-style-name="Preformatted_20_Text" style:list-style-name="L2">
      <style:text-properties fo:font-size="14pt" fo:font-style="italic" fo:font-weight="bold" officeooo:rsid="00191027" officeooo:paragraph-rsid="00191027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Preformatted_20_Text">
      <style:text-properties officeooo:rsid="00191027" officeooo:paragraph-rsid="00191027"/>
    </style:style>
    <style:style style:name="T1" style:family="text">
      <style:text-properties officeooo:rsid="002843e5"/>
    </style:style>
    <style:style style:name="T2" style:family="text">
      <style:text-properties officeooo:rsid="0043d606"/>
    </style:style>
    <style:style style:name="T3" style:family="text">
      <style:text-properties officeooo:rsid="004725db"/>
    </style:style>
    <style:style style:name="T4" style:family="text">
      <style:text-properties officeooo:rsid="004c4ea1"/>
    </style:style>
    <style:style style:name="T5" style:family="text">
      <style:text-properties officeooo:rsid="0052dc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 GRAMMAR</text:p>
      <text:p text:style-name="P1"/>
      <text:p text:style-name="P1"/>
      <text:p text:style-name="P1">[pattern]<text:tab/>optional</text:p>
      <text:p text:style-name="P1">{pattern}<text:tab/>zero or more repetitions</text:p>
      <text:p text:style-name="P1">(pattern)<text:tab/>grouping</text:p>
      <text:p text:style-name="P1">pat1 | pat2<text:tab/>choice</text:p>
      <text:p text:style-name="P1">pat&lt;pat'&gt;<text:tab/>difference---elements generated by pat</text:p>
      <text:p text:style-name="P1"><text:tab/><text:tab/>except those generated by pat'</text:p>
      <text:p text:style-name="P1"/>
      <text:p text:style-name="P1"/>
      <text:p text:style-name="P1"/>
      <text:p text:style-name="P1">Exp<text:tab/>→ infixexp</text:p>
      <text:p text:style-name="P1"><text:s/></text:p>
      <text:p text:style-name="P1">infixexp → lexp</text:p>
      <text:p text:style-name="P1"><text:s/></text:p>
      <text:p text:style-name="P1">lexp<text:tab/>→<text:tab/>\ apat1 … apatn -&gt; exp<text:tab/> <text:s text:c="3"/>(lambda abstraction, n ≥ 1)</text:p>
      <text:p text:style-name="P1"><text:tab/>|<text:tab/>let decls in exp<text:tab/> <text:s text:c="3"/>(let expression)</text:p>
      <text:p text:style-name="P1"><text:tab/>|<text:tab/>if exp [;] then exp [;] else exp<text:tab/> <text:s text:c="3"/>(conditional)<text:tab/></text:p>
      <text:p text:style-name="P1"><text:tab/>|<text:tab/>case exp of { alts }<text:tab/> <text:s text:c="3"/>(case expression)</text:p>
      <text:p text:style-name="P1"><text:tab/>|<text:tab/>do { stmts }<text:tab/> <text:s text:c="3"/>(do expression)</text:p>
      <text:p text:style-name="P1"><text:tab/>|<text:tab/>fexp</text:p>
      <text:p text:style-name="P1"><text:s text:c="5"/><text:span text:style-name="T3"><text:s text:c="5"/></text:span><text:s/></text:p>
      <text:p text:style-name="P1"/>
      <text:p text:style-name="P3">fexp<text:tab/>→<text:tab/>fexp aexp (function application)</text:p>
      <text:p text:style-name="P1"><text:s text:c="6"/><text:span text:style-name="T4">| <text:s text:c="4"/>aexp</text:span></text:p>
      <text:p text:style-name="P1"/>
      <text:p text:style-name="P1">aexp<text:tab/>→<text:tab/>qvar<text:tab/> <text:s text:c="3"/>(variable)</text:p>
      <text:p text:style-name="P1"><text:tab/>|<text:tab/>gcon<text:tab/> <text:s text:c="3"/>(general constructor)</text:p>
      <text:p text:style-name="P1"><text:tab/>|<text:tab/>literal</text:p>
      <text:p text:style-name="P1"><text:tab/>|<text:tab/>( exp )<text:tab/> <text:s text:c="3"/>(parenthesized expression)</text:p>
      <text:p text:style-name="P1"><text:tab/>|<text:tab/>( exp1 , … , expk )<text:tab/> <text:s text:c="3"/>(tuple, k ≥ 2)</text:p>
      <text:p text:style-name="P1"><text:tab/>|<text:tab/>[ exp1 , … , expk ]<text:tab/> <text:s text:c="3"/>(list, k ≥ 1)</text:p>
      <text:p text:style-name="P1"/>
      <text:p text:style-name="P1"/>
      <text:p text:style-name="P1"/>
      <text:p text:style-name="P1">qvar → qvarid |(qvarsym) (qualified variable)</text:p>
      <text:p text:style-name="P1"/>
      <text:p text:style-name="P1">gcon → ()</text:p>
      <text:p text:style-name="P1"><text:s text:c="5"/>| []</text:p>
      <text:p text:style-name="P1"><text:s text:c="5"/>| (,{,})</text:p>
      <text:p text:style-name="P1"><text:s text:c="5"/>| qcon</text:p>
      <text:p text:style-name="P1"/>
      <text:p text:style-name="P1"/>
      <text:p text:style-name="P1"/>
      <text:p text:style-name="P1"/>
      <text:p text:style-name="P1">stmts<text:tab/>→<text:tab/>stmt1 … stmtn exp [;]<text:tab/> <text:s text:c="3"/>(n ≥ 0)</text:p>
      <text:p text:style-name="P1"/>
      <text:p text:style-name="P1">stmt<text:tab/>→<text:tab/>exp ;</text:p>
      <text:p text:style-name="P1"><text:tab/>|<text:tab/>pat &lt;- exp ;</text:p>
      <text:p text:style-name="P1"><text:tab/>|<text:tab/>let decls ;</text:p>
      <text:p text:style-name="P1"><text:s text:c="6"/>| <text:s text:c="10"/>;</text:p>
      <text:p text:style-name="P7"/>
      <text:p text:style-name="P7"/>
      <text:p text:style-name="P7"/>
      <text:p text:style-name="P15"/>
      <text:list xml:id="list1432083770802301009" text:style-name="L1">
        <text:list-item>
          <text:p text:style-name="P16">Declaration<text:span text:style-name="T5">s’</text:span> syntax</text:p>
          <text:p text:style-name="P16"/>
        </text:list-item>
      </text:list>
      <text:p text:style-name="P1"/>
      <text:p text:style-name="P1">decls<text:tab/>→<text:tab/>{ decl1 ; … ; decln }<text:tab/> <text:s text:c="3"/>(n ≥ 0)</text:p>
      <text:p text:style-name="P1"/>
      <text:p text:style-name="P1">decl<text:tab/> <text:s/>→<text:tab/>(funlhs | pat) rhs </text:p>
      <text:p text:style-name="P1"/>
      <text:p text:style-name="P1"><text:s/></text:p>
      <text:p text:style-name="P1">funlhs <text:s/>→<text:tab/>var apat { apat } ( function binding)</text:p>
      <text:p text:style-name="P1"><text:tab/> <text:s/>|<text:tab/>pat varop pat <text:s/>(pattern binding)</text:p>
      <text:p text:style-name="P1"><text:tab/> <text:s/>|<text:tab/>( funlhs ) apat { apat }</text:p>
      <text:p text:style-name="P1"><text:s/></text:p>
      <text:p text:style-name="P1">rhs<text:tab/>→<text:tab/>= exp </text:p>
      <text:p text:style-name="P1"/>
      <text:p text:style-name="P2">var<text:tab/>→<text:tab/>varid | ( varsym )<text:tab/>(variable)</text:p>
      <text:p text:style-name="P2"/>
      <text:p text:style-name="P12">(For function definition)</text:p>
      <text:p text:style-name="P10"/>
      <text:p text:style-name="P9">A function binding binds a variable to a function value. The general form of a function binding for variable x is:</text:p>
      <text:p text:style-name="P9"/>
      <text:p text:style-name="P9">x<text:tab/>p11 … p1k<text:tab/>match1</text:p>
      <text:p text:style-name="P9">…</text:p>
      <text:p text:style-name="P9">x<text:tab/>pn1 … pnk<text:tab/>matchn</text:p>
      <text:p text:style-name="P9"/>
      <text:p text:style-name="P9">where each pij is a pattern <text:span text:style-name="T1">(an argument of the function)</text:span>, and where each matchi is of the general form:</text:p>
      <text:p text:style-name="P9"/>
      <text:p text:style-name="P9">= ei </text:p>
      <text:p text:style-name="P9"/>
      <text:p text:style-name="P13">- - or <text:span text:style-name="T2">with guards</text:span></text:p>
      <text:p text:style-name="P13"/>
      <text:p text:style-name="P13">| gsi1 = ei1</text:p>
      <text:p text:style-name="P13">…</text:p>
      <text:p text:style-name="P13">| gsimi = eimi</text:p>
      <text:p text:style-name="P13">where { declsi }</text:p>
      <text:p text:style-name="P1"/>
      <text:p text:style-name="P11">(Pattern Binding)</text:p>
      <text:p text:style-name="P1"/>
      <text:p text:style-name="P14">A pattern binding binds variables to values. A simple pattern binding has form p = e. The pattern p is matched “lazily” as an irrefutable pattern, as if there were an implicit ~ in front of it. </text:p>
      <text:p text:style-name="P14"/>
      <text:p text:style-name="P14">The general form of a pattern binding is p match, where a match is the same structure as for function bindings above; in other words, a pattern binding is:</text:p>
      <text:p text:style-name="P14"/>
      <text:p text:style-name="P14">p<text:tab/>| gs1 = e1</text:p>
      <text:p text:style-name="P14"><text:tab/>| gs2 = e2</text:p>
      <text:p text:style-name="P14"><text:tab/>…</text:p>
      <text:p text:style-name="P14"><text:tab/>| gsm = em</text:p>
      <text:p text:style-name="P14"><text:tab/>where { decls }</text:p>
      <text:p text:style-name="P1"/>
      <text:p text:style-name="P6"/>
      <text:list xml:id="list5684821825476840357" text:style-name="L2">
        <text:list-item>
          <text:p text:style-name="P18">Patterns’ syntax:</text:p>
        </text:list-item>
      </text:list>
      <text:p text:style-name="P1"/>
      <text:p text:style-name="P1"/>
      <text:p text:style-name="P1">pat<text:tab/>→<text:tab/>lpat : pat<text:tab/> <text:s text:c="3"/>(infix constructor)</text:p>
      <text:p text:style-name="P1"><text:tab/>|<text:tab/>lpat</text:p>
      <text:p text:style-name="P1"><text:s/></text:p>
      <text:p text:style-name="P1">lpat<text:tab/>→<text:tab/>apat</text:p>
      <text:p text:style-name="P1"><text:soft-page-break/><text:tab/>|<text:tab/>- (integer | float)<text:tab/> <text:s text:c="3"/>(negative literal)</text:p>
      <text:p text:style-name="P1"><text:tab/>|<text:tab/>gcon apat1 … apatk<text:tab/> <text:s text:c="3"/>(arity gcon <text:s/>= <text:s/>k, k ≥ 1)</text:p>
      <text:p text:style-name="P1"><text:s/></text:p>
      <text:p text:style-name="P1">apat<text:tab/>→<text:tab/>gcon<text:tab/> <text:s text:c="3"/>(arity gcon <text:s/>= <text:s/>0)</text:p>
      <text:p text:style-name="P1"><text:tab/>|<text:tab/>qcon { fpat1 , … , fpatk }<text:tab/> <text:s text:c="3"/>(labeled pattern, k ≥ 0)</text:p>
      <text:p text:style-name="P1"><text:tab/>|<text:tab/>literal</text:p>
      <text:p text:style-name="P1"><text:tab/>|<text:tab/>_<text:tab/> <text:s text:c="3"/>(wildcard)</text:p>
      <text:p text:style-name="P1"><text:tab/>|<text:tab/>( pat )<text:tab/> <text:s text:c="3"/>(parenthesized pattern)</text:p>
      <text:p text:style-name="P1"><text:tab/>|<text:tab/>( pat1 , … , patk )<text:tab/> <text:s text:c="3"/>(tuple pattern, k ≥ 2)</text:p>
      <text:p text:style-name="P1"><text:tab/>|<text:tab/>[ pat1 , … , patk ]<text:tab/> <text:s text:c="3"/>(list pattern, k ≥ 1)</text:p>
      <text:p text:style-name="P1"><text:tab/>|<text:tab/>~ apat<text:tab/> <text:s text:c="3"/>(irrefutable pattern)</text:p>
      <text:p text:style-name="P1"><text:s/></text:p>
      <text:p text:style-name="P1">fpat<text:tab/>→<text:tab/>qvar = pat</text:p>
      <text:p text:style-name="P1"/>
      <text:p text:style-name="P1"/>
      <text:p text:style-name="P1"/>
      <text:p text:style-name="P1"/>
      <text:p text:style-name="P5">qcon<text:tab/>-&gt;<text:tab/>qconid | ( gconsym )<text:tab/>(qualified constructor)</text:p>
      <text:p text:style-name="P1"/>
      <text:p text:style-name="P4">qconop<text:tab/>-&gt;<text:tab/>gconsym | `qconid `<text:tab/>(qualified constructor operator)</text:p>
      <text:p text:style-name="P1"/>
      <text:p text:style-name="P1">gconsym<text:tab/>-&gt;<text:tab/>: | qconsym</text:p>
      <text:p text:style-name="P1"/>
      <text:p text:style-name="P1">qconid<text:tab/>-&gt;<text:tab/>[ modid . ] conid</text:p>
      <text:p text:style-name="P1"/>
      <text:p text:style-name="P1">conid<text:tab/><text:tab/>-&gt;<text:tab/>large {small | large | digit | ' }</text:p>
      <text:p text:style-name="P1"/>
      <text:p text:style-name="P1">qconsym<text:tab/>-&gt;<text:tab/>[ modid . ] consym</text:p>
      <text:p text:style-name="P1"/>
      <text:p text:style-name="P1">consym<text:tab/>-&gt;<text:tab/>(: {symbol | :})&lt;reservedop&gt;</text:p>
      <text:p text:style-name="P1"/>
      <text:p text:style-name="P1">reservedop<text:tab/>-&gt;<text:tab/>.. | : | :: | = | \ | | | &lt;- | -&gt; | @ | ~ | =&gt;</text:p>
      <text:p text:style-name="P1"/>
      <text:p text:style-name="P1">symbol<text:tab/>-&gt;<text:tab/>ascSymbol | uniSymbol&lt;special | _ | : | " | '&gt;</text:p>
      <text:p text:style-name="P1"/>
      <text:p text:style-name="P1">ascSymbol<text:tab/>-&gt;<text:tab/>! | # | $ | % | &amp; | * | + | . | / | &lt; | = | &gt; | ? | @ |</text:p>
      <text:p text:style-name="P1"><text:tab/><text:tab/><text:tab/>\ | ^ | | | - | ~</text:p>
      <text:p text:style-name="P1">uniSymbol<text:tab/>-&gt;<text:tab/>any Unicode symbol or punctuat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1:22:01.034682685</dc:date>
    <meta:editing-duration>PT5H37M55S</meta:editing-duration>
    <meta:editing-cycles>40</meta:editing-cycles>
    <meta:generator>LibreOffice/5.1.6.2$Linux_X86_64 LibreOffice_project/10m0$Build-2</meta:generator>
    <meta:document-statistic meta:table-count="0" meta:image-count="0" meta:object-count="0" meta:page-count="3" meta:paragraph-count="97" meta:word-count="625" meta:character-count="2919" meta:non-whitespace-character-count="2188"/>
  </office:meta>
</office:document-meta>
</file>